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2e3" officeooo:paragraph-rsid="000cd2e3"/>
    </style:style>
    <style:style style:name="P2" style:family="paragraph" style:parent-style-name="Standard">
      <style:text-properties officeooo:rsid="000cd2e3" officeooo:paragraph-rsid="000cd2e3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cd2e3" officeooo:paragraph-rsid="000cd2e3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defb9" officeooo:paragraph-rsid="000defb9"/>
    </style:style>
    <style:style style:name="T1" style:family="text">
      <style:text-properties officeooo:rsid="000d6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2@BE107-GROUP2:~/demo$ rosrun pointgrey_camera_driver list_cameras </text:p>
      <text:p text:style-name="P1">The following camera serials are connected on this computer: </text:p>
      <text:p text:style-name="P1">10164347 </text:p>
      <text:p text:style-name="P1"/>
      <text:p text:style-name="P1"/>
      <text:p text:style-name="P1">group2@BE107-GROUP2:~/demo$ rostopic list </text:p>
      <text:p text:style-name="P1">/camera/camera_info </text:p>
      <text:p text:style-name="P1">/camera/camera_nodelet/parameter_descriptions </text:p>
      <text:p text:style-name="P1">/camera/camera_nodelet/parameter_updates </text:p>
      <text:p text:style-name="P1">/camera/camera_nodelet_manager/bond </text:p>
      <text:p text:style-name="P1">/camera/image </text:p>
      <text:p text:style-name="P1">/camera/image_color </text:p>
      <text:p text:style-name="P1">/camera/image_color/compressed </text:p>
      <text:p text:style-name="P1">/camera/image_color/compressed/parameter_descriptions </text:p>
      <text:p text:style-name="P1">/camera/image_color/compressed/parameter_updates </text:p>
      <text:p text:style-name="P1">/camera/image_color/compressedDepth </text:p>
      <text:p text:style-name="P1">/camera/image_color/compressedDepth/parameter_descriptions </text:p>
      <text:p text:style-name="P1">/camera/image_color/compressedDepth/parameter_updates </text:p>
      <text:p text:style-name="P1">/camera/image_color/theora </text:p>
      <text:p text:style-name="P1">/camera/image_color/theora/parameter_descriptions </text:p>
      <text:p text:style-name="P1">/camera/image_color/theora/parameter_updates </text:p>
      <text:p text:style-name="P1">/camera/image_mono </text:p>
      <text:p text:style-name="P1">/camera/image_mono/compressed </text:p>
      <text:p text:style-name="P1">/camera/image_mono/compressed/parameter_descriptions </text:p>
      <text:p text:style-name="P1">/camera/image_mono/compressed/parameter_updates </text:p>
      <text:p text:style-name="P1">/camera/image_mono/compressedDepth </text:p>
      <text:p text:style-name="P1">/camera/image_mono/compressedDepth/parameter_descriptions </text:p>
      <text:p text:style-name="P1">/camera/image_mono/compressedDepth/parameter_updates </text:p>
      <text:p text:style-name="P1">/camera/image_mono/theora </text:p>
      <text:p text:style-name="P1">/camera/image_mono/theora/parameter_descriptions </text:p>
      <text:p text:style-name="P1">/camera/image_mono/theora/parameter_updates </text:p>
      <text:p text:style-name="P1">/camera/image_proc_debayer/parameter_descriptions </text:p>
      <text:p text:style-name="P1">/camera/image_proc_debayer/parameter_updates </text:p>
      <text:p text:style-name="P1">/camera/image_raw </text:p>
      <text:p text:style-name="P1">/camera/image_raw/compressed </text:p>
      <text:p text:style-name="P1">/camera/image_raw/compressed/parameter_descriptions </text:p>
      <text:p text:style-name="P1">/camera/image_raw/compressed/parameter_updates </text:p>
      <text:p text:style-name="P1">/camera/image_raw/compressedDepth </text:p>
      <text:p text:style-name="P1">/camera/image_raw/compressedDepth/parameter_descriptions </text:p>
      <text:p text:style-name="P1">/camera/image_raw/compressedDepth/parameter_updates </text:p>
      <text:p text:style-name="P1">/camera/image_raw/theora </text:p>
      <text:p text:style-name="P1">/camera/image_raw/theora/parameter_descriptions </text:p>
      <text:p text:style-name="P1">/camera/image_raw/theora/parameter_updates </text:p>
      <text:p text:style-name="P1">/diagnostics </text:p>
      <text:p text:style-name="P1">/rosout </text:p>
      <text:p text:style-name="P1">/rosout_agg</text:p>
      <text:p text:style-name="P1"/>
      <text:p text:style-name="P1"/>
      <text:p text:style-name="P3"/>
      <text:p text:style-name="P4"><text:soft-page-break/>PART 2</text:p>
      <text:p text:style-name="P4"/>
      <text:p text:style-name="P4">group2@BE107-GROUP2:~/catkin_ws/src/lab5/videos_for_tracking$ rostopic list</text:p>
      <text:p text:style-name="P4">/camera/image_mono</text:p>
      <text:p text:style-name="P4">/camera/image_mono/compressed</text:p>
      <text:p text:style-name="P4">/clock</text:p>
      <text:p text:style-name="P4">/rosout</text:p>
      <text:p text:style-name="P4">/rosout_agg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1:18:46.842592691</meta:creation-date>
    <dc:date>2015-04-29T21:35:23.894014875</dc:date>
    <meta:editing-duration>PT1M4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51" meta:word-count="67" meta:character-count="1871" meta:non-whitespace-character-count="1806"/>
  </office:meta>
</office:document-meta>
</file>